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 Calibri" svg:font-family="'Calibri, Calibri'"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mic Sans MS" svg:font-family="'Comic Sans MS'"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 Wingdings" svg:font-family="'Wingdings, Wingdings'" style:font-family-generic="system" style:font-pitch="variable"/>
  </office:font-face-decls>
  <office:automatic-styles>
    <style:style style:name="P1" style:family="paragraph" style:parent-style-name="Default">
      <style:paragraph-properties fo:text-align="center" style:justify-single-word="false"/>
    </style:style>
    <style:style style:name="P2" style:family="paragraph" style:parent-style-name="Default">
      <style:text-properties style:font-name="Calibri" fo:font-size="14pt" fo:font-style="italic" fo:font-weight="bold" style:font-name-asian="Calibri1" style:font-size-asian="14pt" style:font-style-asian="italic" style:font-weight-asian="bold" style:font-size-complex="14pt" style:font-style-complex="italic" style:font-weight-complex="bold"/>
    </style:style>
    <style:style style:name="P3" style:family="paragraph" style:parent-style-name="Default">
      <style:text-properties style:font-name="Calibri" fo:font-size="14pt" style:font-name-asian="Calibri1" style:font-size-asian="14pt" style:font-size-complex="14pt"/>
    </style:style>
    <style:style style:name="P4" style:family="paragraph" style:parent-style-name="Default">
      <style:text-properties style:font-name="Calibri" fo:font-size="11.5pt" style:font-name-asian="Calibri1" style:font-size-asian="11.5pt" style:font-size-complex="11.5pt"/>
    </style:style>
    <style:style style:name="P5" style:family="paragraph" style:parent-style-name="Default">
      <style:text-properties style:font-name="Calibri" fo:font-size="11.5pt" style:font-name-asian="Calibri1" style:font-size-asian="11.5pt" style:font-name-complex="Wingdings, Wingdings" style:font-size-complex="11.5pt"/>
    </style:style>
    <style:style style:name="P6" style:family="paragraph" style:parent-style-name="Default">
      <style:text-properties style:font-name="Calibri" fo:font-size="11.5pt" officeooo:rsid="000e2090" officeooo:paragraph-rsid="000e2090" style:font-name-asian="Calibri1" style:font-size-asian="11.5pt" style:font-name-complex="Wingdings, Wingdings" style:font-size-complex="11.5pt"/>
    </style:style>
    <style:style style:name="P7" style:family="paragraph" style:parent-style-name="Default">
      <style:text-properties style:font-name="Calibri" fo:font-size="11.5pt" officeooo:rsid="000e66c7" officeooo:paragraph-rsid="000e66c7" style:font-name-asian="Calibri1" style:font-size-asian="11.5pt" style:font-name-complex="Wingdings, Wingdings" style:font-size-complex="11.5pt"/>
    </style:style>
    <style:style style:name="P8" style:family="paragraph" style:parent-style-name="Default">
      <style:text-properties style:font-name="Calibri" fo:font-size="11.5pt" officeooo:rsid="00122dcd" officeooo:paragraph-rsid="00122dcd" style:font-name-asian="Calibri1" style:font-size-asian="11.5pt" style:font-name-complex="Wingdings, Wingdings" style:font-size-complex="11.5pt"/>
    </style:style>
    <style:style style:name="P9" style:family="paragraph" style:parent-style-name="Default">
      <style:text-properties style:font-name="Calibri" style:font-name-asian="Calibri1"/>
    </style:style>
    <style:style style:name="P10" style:family="paragraph" style:parent-style-name="Default">
      <style:text-properties style:font-name="Calibri" fo:font-size="12pt" fo:font-style="italic" style:text-underline-style="solid" style:text-underline-width="auto" style:text-underline-color="font-color" officeooo:rsid="000e2090" officeooo:paragraph-rsid="000e2090" style:font-name-asian="Calibri1" style:font-size-asian="12pt" style:font-style-asian="italic" style:font-name-complex="Wingdings, Wingdings" style:font-size-complex="12pt" style:font-style-complex="italic"/>
    </style:style>
    <style:style style:name="P11" style:family="paragraph" style:parent-style-name="Default">
      <style:paragraph-properties fo:break-before="page"/>
    </style:style>
    <style:style style:name="P12" style:family="paragraph" style:parent-style-name="Default" style:list-style-name="WWNum2"/>
    <style:style style:name="T1" style:family="text">
      <style:text-properties style:font-name="Calibri" fo:font-size="20pt" fo:font-weight="bold" style:font-name-asian="Calibri1" style:font-size-asian="20pt" style:font-weight-asian="bold" style:font-size-complex="20pt" style:font-weight-complex="bold"/>
    </style:style>
    <style:style style:name="T2" style:family="text">
      <style:text-properties style:font-name="Calibri" fo:font-size="14pt" fo:font-style="italic" fo:font-weight="bold" style:font-name-asian="Calibri1" style:font-size-asian="14pt" style:font-style-asian="italic" style:font-weight-asian="bold" style:font-size-complex="14pt" style:font-style-complex="italic" style:font-weight-complex="bold"/>
    </style:style>
    <style:style style:name="T3" style:family="text">
      <style:text-properties style:font-name="Calibri" fo:font-size="14pt" fo:font-weight="bold" style:font-name-asian="Calibri1" style:font-size-asian="14pt" style:font-weight-asian="bold" style:font-size-complex="14pt" style:font-weight-complex="bold"/>
    </style:style>
    <style:style style:name="T4" style:family="text">
      <style:text-properties style:font-name="Calibri" fo:font-size="14pt" fo:font-weight="bold" style:font-name-asian="Calibri1" style:font-size-asian="14pt" style:font-weight-asian="bold" style:font-name-complex="Wingdings, Wingdings" style:font-size-complex="14pt" style:font-weight-complex="bold"/>
    </style:style>
    <style:style style:name="T5" style:family="text">
      <style:text-properties style:font-name="Calibri" fo:font-size="14pt" style:font-name-asian="Calibri1" style:font-size-asian="14pt" style:font-size-complex="14pt"/>
    </style:style>
    <style:style style:name="T6" style:family="text">
      <style:text-properties style:font-name="Calibri" fo:font-size="14pt" style:font-name-asian="Calibri1" style:font-size-asian="14pt" style:font-name-complex="Calibri, Calibri" style:font-size-complex="14pt"/>
    </style:style>
    <style:style style:name="T7" style:family="text">
      <style:text-properties style:font-name="Calibri" fo:font-size="14pt" style:font-name-asian="Calibri1" style:font-size-asian="14pt" style:font-name-complex="Comic Sans MS" style:font-size-complex="14pt"/>
    </style:style>
    <style:style style:name="T8" style:family="text">
      <style:text-properties style:font-name="Calibri" fo:font-size="11.5pt" style:font-name-asian="Calibri1" style:font-size-asian="11.5pt" style:font-size-complex="11.5pt"/>
    </style:style>
    <style:style style:name="T9" style:family="text">
      <style:text-properties style:font-name="Calibri" fo:font-size="11.5pt" style:font-name-asian="Calibri1" style:font-size-asian="11.5pt" style:font-name-complex="Cambria Math" style:font-size-complex="11.5pt"/>
    </style:style>
    <style:style style:name="T10" style:family="text">
      <style:text-properties style:font-name="Calibri" fo:font-size="11.5pt" fo:font-style="italic" style:font-name-asian="Calibri1" style:font-size-asian="11.5pt" style:font-style-asian="italic" style:font-size-complex="11.5pt" style:font-style-complex="italic"/>
    </style:style>
    <style:style style:name="T11" style:family="text">
      <style:text-properties style:font-name="Calibri" fo:font-size="11.5pt" fo:font-style="italic" fo:background-color="#ffff00" loext:char-shading-value="0" style:font-name-asian="Calibri1" style:font-size-asian="11.5pt" style:font-style-asian="italic" style:font-size-complex="11.5pt" style:font-style-complex="italic"/>
    </style:style>
    <style:style style:name="T12" style:family="text">
      <style:text-properties style:font-name="Calibri" fo:font-size="9pt" style:font-name-asian="Calibri1" style:font-size-asian="9pt" style:font-size-complex="9pt"/>
    </style:style>
    <style:style style:name="T13" style:family="text">
      <style:text-properties style:text-position="super 58%" style:font-name="Calibri" fo:font-size="11.5pt" style:font-name-asian="Calibri1" style:font-size-asian="11.5pt" style:font-size-complex="11.5pt"/>
    </style:style>
    <style:style style:name="T14" style:family="text">
      <style:text-properties style:text-position="super 58%" style:font-name="Calibri" fo:font-size="14pt" style:font-name-asian="Calibri1" style:font-size-asian="14pt" style:font-size-complex="14pt"/>
    </style:style>
    <style:style style:name="T15" style:family="text">
      <style:text-properties style:text-position="super 58%" style:font-name="Calibri" fo:font-size="14pt" style:font-name-asian="Calibri1" style:font-size-asian="14pt" style:font-name-complex="Calibri, Calibri" style:font-size-complex="14pt"/>
    </style:style>
    <style:style style:name="T16" style:family="text">
      <style:text-properties officeooo:rsid="000e66c7"/>
    </style:style>
    <style:style style:name="T17" style:family="text">
      <style:text-properties officeooo:rsid="001065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E RÉSUMÉ</text:span></text:p>
      <text:p text:style-name="P1"><text:span text:style-name="T2">COMMENT ÉCRIRE UN RÉSUMÉ ?</text:span></text:p>
      <text:p text:style-name="P2"/>
      <text:p text:style-name="Default"><text:span text:style-name="T3">1. LA LECTURE ET L'ETUDE DU TEXTE</text:span></text:p>
      <text:p text:style-name="Default"><text:span text:style-name="T8">. 1</text:span><text:span text:style-name="T13">re</text:span><text:span text:style-name="T8"> étape : observation du paratexte (nom de l'auteur, date de publication, notes...)</text:span></text:p>
      <text:p text:style-name="Default"><text:span text:style-name="T8">. 2</text:span><text:span text:style-name="T13">e</text:span><text:span text:style-name="T8"> étape : 1</text:span><text:span text:style-name="T13">re</text:span><text:span text:style-name="T8"> lecture pour prendre connaissance globalement du texte : thème, objectif, type de texte</text:span></text:p>
      <text:p text:style-name="Default"><text:span text:style-name="T8">. 3</text:span><text:span text:style-name="T13">e</text:span><text:span text:style-name="T8"> étape : repérage plus précis : indices de personne (« je », </text:span><text:span text:style-name="T9">« </text:span><text:span text:style-name="T8">nous </text:span><text:span text:style-name="T9">»</text:span><text:span text:style-name="T8">, </text:span><text:span text:style-name="T9">« </text:span><text:span text:style-name="T8">vous »...), temps des verbes, modalisation (emploi du conditionnel, phrases interrogatives, adverbes...), vocabulaire (registres, champs lexicaux)</text:span></text:p>
      <text:p text:style-name="Default"><text:span text:style-name="T8">. 4</text:span><text:span text:style-name="T13">e</text:span><text:span text:style-name="T8"> étape : mise en évidence de l'organisation du texte (quelles sont les différentes parties?)</text:span></text:p>
      <text:p text:style-name="Default"><text:span text:style-name="T8">→ Repérage des idées principales et de leurs articulations (cause/conséquence, énumération, exemples...)</text:span></text:p>
      <text:p text:style-name="Default"><text:span text:style-name="T8">→ Reformulation de ces idées dans des phrases synthétiques. Chacune constituera une grande partie (paragraphe) du résumé</text:span></text:p>
      <text:p text:style-name="Default"><text:span text:style-name="T8"><text:s/></text:span></text:p>
      <text:p text:style-name="Default"><text:span text:style-name="T3">2. LA REDACTION</text:span></text:p>
      <text:p text:style-name="Default"><text:span text:style-name="T8">. Respect de la structure du texte (différentes parties dans le même ordre)</text:span></text:p>
      <text:p text:style-name="Default"><text:span text:style-name="T8">. Même système d'énonciation (pronoms personnels, temps des verbes)</text:span></text:p>
      <text:p text:style-name="Default"><text:span text:style-name="T8">. Pas d'opinions personnelles ni de commentaires (pas de discours indirect)</text:span></text:p>
      <text:p text:style-name="Default"><text:span text:style-name="T8">. Pas de citation entre guillemets</text:span></text:p>
      <text:p text:style-name="Default"><text:span text:style-name="T8">. Pas de répétition des mêmes termes que l'auteur (sauf termes techniques ou mots essentiels)</text:span></text:p>
      <text:p text:style-name="Default"><text:span text:style-name="T8">. Emploi de synonymes ou de termes génériques Exemple : « ouvriers, contremaîtres et cadres de l'entreprise »</text:span></text:p>
      <text:p text:style-name="Default"><text:span text:style-name="T8">→ « le personnel de l'entreprise »</text:span></text:p>
      <text:p text:style-name="Default"><text:span text:style-name="T8">. Syntaxe simple : sujet + verbe + complément</text:span></text:p>
      <text:p text:style-name="Default"><text:span text:style-name="T8">. Emploi de liens logiques (donc, mais, enfin, pourtant...)</text:span></text:p>
      <text:p text:style-name="Default"><text:span text:style-name="T8">. Vocabulaire précis</text:span></text:p>
      <text:p text:style-name="Default"><text:span text:style-name="T8">. Suppression des exemples s'ils n'ont pas valeur d'arguments</text:span></text:p>
      <text:p text:style-name="P4"/>
      <text:p text:style-name="Default"><text:span text:style-name="T3">EXERCICES</text:span></text:p>
      <text:p text:style-name="P3"/>
      <text:p text:style-name="Default"><text:span text:style-name="T4">1. Trouvez un titre d’une seule phrase pour résumer ce fait divers.</text:span></text:p>
      <text:p text:style-name="Default"><text:span text:style-name="T8">« </text:span><text:span text:style-name="T10">Tout aussi traditionnels que les embrassades sous le gui, les </text:span><text:span text:style-name="T11">accidents mortels de la Saint-Sylvestre</text:span><text:span text:style-name="T10"> fêtée avec trop d’exubérance à Manille et en Italie ont été trop nombreux. En Italie, ce sont les pétards et les feux d’artifice tirés dans la rue qui furent à l’origine de plusieurs drames dont l’un a vu la mort d’un enfant de 11 ans, brûlé par l’explosion d’une fusée. A Manille, dans les Philippines, onze personnes au moins ont été tuées par des explosions de pétards. </text:span><text:span text:style-name="T8">»</text:span></text:p>
      <text:p text:style-name="P10">Les drames de la saint sylvestre <text:span text:style-name="T17">en Italie et au Philipines</text:span>.</text:p>
      <text:p text:style-name="P5"/>
      <text:p text:style-name="P5"/>
      <text:p text:style-name="Default"><text:span text:style-name="T3">2. Résumez ces textes en une seule phrase.</text:span></text:p>
      <text:p text:style-name="Default"><text:span text:style-name="T8">a) Pierre décrocha lentement le combiné, porta l’écouteur à son oreille gauche, attendit la tonalité, dès que celle-ci eut retenti, de son index droit, à la fois tendu et souple, il fit sept fois tourner le cadran, minutieusement, comme s’il accomplissait un travail délicat…</text:span></text:p>
      <text:p text:style-name="P5"/>
      <text:p text:style-name="P6">Pierre <text:span text:style-name="T16">prend son téléphone pour entendre de son oreille gauche le signal lui indiquant de saisir le numérot sur le cadrant, il le fait déicatement.</text:span></text:p>
      <text:p text:style-name="Default"><text:span text:style-name="T8"/></text:p>
      <text:p text:style-name="P11"><text:span text:style-name="T8">b) « M. Craik prit dans sa paume toutes les pièces du tiroir-caisse et les étala sur le comptoir. Il déchira une bande de papier du rouleau et leva la main pour prendre son crayon. Puis il se pencha sur le comptoir et entreprit d’additionner les recettes de la journée. » (J. Fante)</text:span></text:p>
      <text:p text:style-name="P5"/>
      <text:p text:style-name="P7">il pris ses piéces, les étalas sur le comptoir pour compter des recettes journaliéres.</text:p>
      <text:p text:style-name="P5"/>
      <text:p text:style-name="P5"/>
      <text:p text:style-name="Default"><text:span text:style-name="T8">c) « Dans le train vers Paris, au rythme des secousses infligées par les roues, les images des jours écoulés me revenaient à l’esprit (…) La douane de mer à Venise, qui s ‘encadrait si bien entre les deux colonnes de la Piazzetta, le château de l’oeuf à Naples, les Faraglioni de Capri, le Capitole de Rome, le Ponte Vecchio à Florence, (…) Je fermais les yeux. » (J. d’Ormesson).</text:span></text:p>
      <text:p text:style-name="P5"/>
      <text:p text:style-name="P8">Lors de mon retour d’italie, je me remmémorais mes souvenirs passé.</text:p>
      <text:p text:style-name="P5"/>
      <text:p text:style-name="P5"/>
      <text:p text:style-name="Default"><text:span text:style-name="T8">d) « Les écuelles avaient été posées sur la table de la cuisine, à côté des fourchettes et des cuillers en fer. Une odeur de soupe à la graisse de porc traînait dans la maison. » (C. Lemonnier).</text:span></text:p>
      <text:p text:style-name="P5"/>
      <text:p text:style-name="P5"/>
      <text:p text:style-name="P5"/>
      <text:p text:style-name="P5"/>
      <text:p text:style-name="Default"><text:span text:style-name="T8">e) « Elle n’était pas habillée comme les autres juives du bourg que l’on reconnaissait à leurs longues tuniques noires et à leurs fichus blancs. Baïla portait une tenue très colorée de paysanne, mais son linge était immaculé et fraîchement empesé. Autre bizarrerie, ses cheveux bruns tressés en grandes nattes débordaient d’un petit foulard de soie noué sous le menton. » (S. Lentz).</text:span></text:p>
      <text:p text:style-name="P9"/>
      <text:p text:style-name="P5"/>
      <text:p text:style-name="P5"/>
      <text:p text:style-name="P5"/>
      <text:p text:style-name="Default"><text:span text:style-name="T4">3. Quelles sont les trois idées principales de ce texte ? Résumez-les en utilisant vos propres mots</text:span></text:p>
      <text:p text:style-name="Default"><text:span text:style-name="T4">Les stars de l’écran sur les planches</text:span></text:p>
      <text:p text:style-name="Default"><text:span text:style-name="T8">« La rentrée théâtrale à Paris est placée sous le signe des stars. De Jean-Paul Belmondo à Michel Serrault, de Jeanne Moreau à Nathalie Baye, les locomotives réputées de l’écran se bousculent sur les planches. Rien d’étonnant à cela. La crise du cinéma, crise des auteurs, crise financière, précipite au théâtre comédiens et com</text:span><text:bookmark text:name="_GoBack"/><text:span text:style-name="T8">édiennes, qui l’avaient un peu oublié, ou même jamais fréquenté. Les femmes trouvent là des rôles qu’aucun producteur ou distributeur n’ose plus leur offrir tant la machine cinématographique est frappée de misogynie. Les hommes de plus de trente ans sont désormais personae non gratae sur le grand écran. Celui-ci veut et exige des jeunes pour satisfaire les appétits des quinze-vingt-cinq ans, qui forment le gros des rangs de ses spectateurs. »</text:span></text:p>
      <text:p text:style-name="P9"/>
      <text:list xml:id="list3902431791" text:style-name="WWNum2">
        <text:list-item>
          <text:p text:style-name="P12"><text:span text:style-name="T5">1</text:span><text:span text:style-name="T14">re</text:span><text:span text:style-name="T5"> </text:span><text:span text:style-name="T12"><text:s/></text:span><text:span text:style-name="T5">idée :</text:span></text:p>
        </text:list-item>
      </text:list>
      <text:p text:style-name="P9"/>
      <text:list xml:id="list91052473668632" text:continue-numbering="true" text:style-name="WWNum2">
        <text:list-item>
          <text:p text:style-name="P12"><text:span text:style-name="T5">2</text:span><text:span text:style-name="T14">e</text:span><text:span text:style-name="T5"> </text:span><text:span text:style-name="T12"><text:s/></text:span><text:span text:style-name="T5">idée :</text:span></text:p>
        </text:list-item>
      </text:list>
      <text:p text:style-name="P9"/>
      <text:list xml:id="list91052274208946" text:continue-numbering="true" text:style-name="WWNum2">
        <text:list-item>
          <text:p text:style-name="P12"><text:span text:style-name="T6">3</text:span><text:span text:style-name="T15">e</text:span><text:span text:style-name="T6"> idée </text:span><text:span text:style-name="T7">:</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 Calibri" svg:font-family="'Calibri, Calibri'"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mic Sans MS" svg:font-family="'Comic Sans MS'"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 Wingdings" svg:font-family="'Wingdings, 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margin-top="0in" fo:margin-bottom="0in"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style:contextual-spacing="false"/>
    </style:style>
    <style:style style:name="caption" style:family="paragraph" style:parent-style-name="Standard_20__28_user_29_"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parent-style-name="Standard_20__28_user_29_" style:default-outline-level="">
      <style:text-properties fo:color="#000000"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fo:font-size="14pt" style:font-name-asian="Calibri1" style:font-family-asian="Calibri" style:font-family-generic-asian="system" style:font-pitch-asian="variable" style:font-size-asian="14pt" style:font-name-complex="Wingdings, Wingdings" style:font-family-complex="'Wingdings, 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scale Raspaud</meta:initial-creator>
    <dc:creator>Brice ARNAULT</dc:creator>
    <meta:editing-cycles>5</meta:editing-cycles>
    <meta:creation-date>2021-10-25T08:50:00</meta:creation-date>
    <dc:date>2021-10-29T09:10:50.535000000</dc:date>
    <meta:editing-duration>PT5M13S</meta:editing-duration>
    <meta:generator>LibreOffice/7.2.1.2$Windows_X86_64 LibreOffice_project/87b77fad49947c1441b67c559c339af8f3517e22</meta:generator>
    <meta:document-statistic meta:table-count="0" meta:image-count="0" meta:object-count="0" meta:page-count="2" meta:paragraph-count="41" meta:word-count="831" meta:character-count="4903" meta:non-whitespace-character-count="4112"/>
    <meta:user-defined meta:name="AppVersion">15.0000</meta:user-defined>
    <meta:template xlink:type="simple" xlink:actuate="onRequest" xlink:title="Normal" xlink:href=""/>
  </office:meta>
</office:document-meta>
</file>